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FaultEvent.ScopeFaul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aultEvent.setExplanation( String 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aultEvent.getFaul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opeFaultEvent.setFaultType( QName fa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aultEvent.get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aultEvent.ScopeFaultEvent( QName faultType , int lineNo , String 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FaultEvent.setFaultLineNo( int faultLine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aultEvent.ge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